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weight="normal"/>
    </style:style>
    <style:style style:name="P2" style:family="paragraph" style:parent-style-name="Standard">
      <style:text-properties style:font-name="Century Schoolbook L" fo:font-weight="normal" officeooo:rsid="000ebb32" officeooo:paragraph-rsid="000ebb32"/>
    </style:style>
    <style:style style:name="P3" style:family="paragraph" style:parent-style-name="Standard">
      <style:text-properties style:font-name="Century Schoolbook L" fo:font-weight="normal" officeooo:rsid="001206fb" officeooo:paragraph-rsid="001206fb"/>
    </style:style>
    <style:style style:name="P4" style:family="paragraph" style:parent-style-name="Standard">
      <style:text-properties style:font-name="Century Schoolbook L" fo:font-weight="normal" officeooo:paragraph-rsid="00135d72"/>
    </style:style>
    <style:style style:name="P5" style:family="paragraph" style:parent-style-name="Standard">
      <style:text-properties style:font-name="Century Schoolbook L" fo:font-weight="normal" officeooo:rsid="0015aec4" officeooo:paragraph-rsid="0015aec4"/>
    </style:style>
    <style:style style:name="P6" style:family="paragraph" style:parent-style-name="Standard">
      <style:text-properties style:font-name="Century Schoolbook L" fo:font-weight="normal" officeooo:paragraph-rsid="001206fb"/>
    </style:style>
    <style:style style:name="P7" style:family="paragraph" style:parent-style-name="Standard">
      <style:text-properties style:font-name="Century Schoolbook L1" fo:font-size="10pt" fo:font-weight="normal" style:font-size-asian="10pt" style:font-size-complex="10pt"/>
    </style:style>
    <style:style style:name="P8" style:family="paragraph" style:parent-style-name="Standard">
      <style:text-properties fo:color="#0000ff" style:font-name="Century Schoolbook L" fo:font-weight="normal"/>
    </style:style>
    <style:style style:name="P9" style:family="paragraph" style:parent-style-name="Standard">
      <style:text-properties style:font-name="IPA明朝" fo:font-size="20pt" fo:font-weight="normal" style:font-size-asian="20pt" style:font-size-complex="20pt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rsid="00109b64" officeooo:paragraph-rsid="0015aec4"/>
    </style:style>
    <style:style style:name="P12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/>
    </style:style>
    <style:style style:name="P13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0f005e"/>
    </style:style>
    <style:style style:name="P14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5aec4"/>
    </style:style>
    <style:style style:name="P15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7f6bd"/>
    </style:style>
    <style:style style:name="P16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93cfc"/>
    </style:style>
    <style:style style:name="P17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5aec4" officeooo:paragraph-rsid="0015aec4"/>
    </style:style>
    <style:style style:name="P18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e733a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paragraph-rsid="00135d72"/>
    </style:style>
    <style:style style:name="P21" style:family="paragraph" style:parent-style-name="Standard">
      <style:text-properties fo:color="#0000ff" style:font-name="Century Schoolbook L" fo:font-weight="normal"/>
    </style:style>
    <style:style style:name="P22" style:family="paragraph" style:parent-style-name="Standard">
      <style:text-properties fo:color="#ff6600" style:font-name="Century Schoolbook L" fo:font-weight="normal" officeooo:rsid="00223102" officeooo:paragraph-rsid="00223102"/>
    </style:style>
    <style:style style:name="P23" style:family="paragraph" style:parent-style-name="Standard">
      <style:text-properties fo:color="#ff6600" style:font-name="Century Schoolbook L" fo:font-weight="normal" officeooo:rsid="0022e110" officeooo:paragraph-rsid="0022e110"/>
    </style:style>
    <style:style style:name="P24" style:family="paragraph" style:parent-style-name="Standard">
      <style:text-properties style:font-name="Century Schoolbook L" fo:font-weight="normal"/>
    </style:style>
    <style:style style:name="P25" style:family="paragraph" style:parent-style-name="Standard">
      <style:text-properties style:font-name="Century Schoolbook L" fo:font-weight="normal" officeooo:rsid="00243f94" officeooo:paragraph-rsid="00243f94"/>
    </style:style>
    <style:style style:name="P26" style:family="paragraph" style:parent-style-name="Standard">
      <style:text-properties style:font-name="Century Schoolbook L" fo:font-weight="normal" officeooo:rsid="00260a81" officeooo:paragraph-rsid="00260a81"/>
    </style:style>
    <style:style style:name="P27" style:family="paragraph" style:parent-style-name="Standard">
      <style:text-properties style:font-name="Century Schoolbook L" fo:font-weight="normal" officeooo:rsid="0027eee7" officeooo:paragraph-rsid="0027eee7"/>
    </style:style>
    <style:style style:name="P28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 fo:background-color="transparent"/>
    </style:style>
    <style:style style:name="P29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/>
    </style:style>
    <style:style style:name="P30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243f94"/>
    </style:style>
    <style:style style:name="P31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60a81" officeooo:paragraph-rsid="00260a81"/>
    </style:style>
    <style:style style:name="P32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60a81" officeooo:paragraph-rsid="002740d5"/>
    </style:style>
    <style:style style:name="P33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740d5" officeooo:paragraph-rsid="002740d5"/>
    </style:style>
    <style:style style:name="P34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7eee7" officeooo:paragraph-rsid="00243f94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rsid="0017f6bd" officeooo:paragraph-rsid="0017f6bd" fo:background-color="transparent"/>
    </style:style>
    <style:style style:name="T1" style:family="text">
      <style:text-properties fo:color="#0000ff"/>
    </style:style>
    <style:style style:name="T2" style:family="text">
      <style:text-properties fo:color="#0000ff" officeooo:rsid="000ebb32"/>
    </style:style>
    <style:style style:name="T3" style:family="text">
      <style:text-properties fo:color="#0000ff" officeooo:rsid="00106ed7"/>
    </style:style>
    <style:style style:name="T4" style:family="text">
      <style:text-properties officeooo:rsid="000daa45"/>
    </style:style>
    <style:style style:name="T5" style:family="text">
      <style:text-properties style:text-line-through-style="solid" style:text-line-through-type="double"/>
    </style:style>
    <style:style style:name="T6" style:family="text">
      <style:text-properties style:text-line-through-style="solid" style:text-line-through-type="double" officeooo:rsid="000daa45"/>
    </style:style>
    <style:style style:name="T7" style:family="text">
      <style:text-properties officeooo:rsid="00106ed7"/>
    </style:style>
    <style:style style:name="T8" style:family="text">
      <style:text-properties officeooo:rsid="00109b64"/>
    </style:style>
    <style:style style:name="T9" style:family="text">
      <style:text-properties officeooo:rsid="00140cba"/>
    </style:style>
    <style:style style:name="T10" style:family="text">
      <style:text-properties officeooo:rsid="0015aec4"/>
    </style:style>
    <style:style style:name="T11" style:family="text">
      <style:text-properties fo:color="#cc0000"/>
    </style:style>
    <style:style style:name="T12" style:family="text">
      <style:text-properties fo:color="#cc0000" officeooo:rsid="0015aec4"/>
    </style:style>
    <style:style style:name="T13" style:family="text">
      <style:text-properties fo:color="#cc0000" officeooo:rsid="001d1388"/>
    </style:style>
    <style:style style:name="T14" style:family="text">
      <style:text-properties officeooo:rsid="0017f6bd"/>
    </style:style>
    <style:style style:name="T15" style:family="text">
      <style:text-properties officeooo:rsid="00193cfc"/>
    </style:style>
    <style:style style:name="T16" style:family="text">
      <style:text-properties officeooo:rsid="001ba14a"/>
    </style:style>
    <style:style style:name="T17" style:family="text">
      <style:text-properties officeooo:rsid="001d1388"/>
    </style:style>
    <style:style style:name="T18" style:family="text">
      <style:text-properties officeooo:rsid="0022e110"/>
    </style:style>
    <style:style style:name="T19" style:family="text">
      <style:text-properties officeooo:rsid="00243f94"/>
    </style:style>
    <style:style style:name="T20" style:family="text">
      <style:text-properties officeooo:rsid="002740d5"/>
    </style:style>
    <style:style style:name="T21" style:family="text">
      <style:text-properties fo:background-color="#ff3300"/>
    </style:style>
    <style:style style:name="T22" style:family="text">
      <style:text-properties officeooo:rsid="0029e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equently Encountered Problem</text:p>
      <text:p text:style-name="P7"/>
      <text:p text:style-name="P7"><text:span text:style-name="T5">20130929</text:span> <text:s/><text:span text:style-name="T6">20160108</text:span><text:span text:style-name="T4"> <text:s/>20160113</text:span></text:p>
      <text:p text:style-name="P7">Code below are simplized.</text:p>
      <text:p text:style-name="P7">Finding out mistakes is not easy, because there are actually <text:s/>several hundred lines in code.</text:p>
      <text:p text:style-name="P7"/>
      <text:p text:style-name="P8">1. Minus value </text:p>
      <text:p text:style-name="P12">wvariable value </text:p>
      <text:p text:style-name="P12">: calc value W@ d1000 - value W! value W@ . ; </text:p>
      <text:p text:style-name="P10"/>
      <text:p text:style-name="P10">Word'calc' correctly operate if value's data is more than d1000. </text:p>
      <text:p text:style-name="P10">But if it want to correctly operate any value, value should define 'variable'. </text:p>
      <text:p text:style-name="P1"/>
      <text:p text:style-name="P1"/>
      <text:p text:style-name="P8">2. Array </text:p>
      <text:p text:style-name="P12">fl </text:p>
      <text:p text:style-name="P12">variable data1 d150 allot </text:p>
      <text:p text:style-name="P10"/>
      <text:p text:style-name="P10">When copy/paste this, <text:span text:style-name="T8">it occur error on PropForth.</text:span></text:p>
      <text:p text:style-name="P17">Prop0 Cog6 ok</text:p>
      <text:p text:style-name="P17">– Executing copy/paste –</text:p>
      <text:p text:style-name="P17">fl <text:s text:c="40"/>← Echo from PropForth</text:p>
      <text:p text:style-name="P17">Prop0 Cog6 ok</text:p>
      <text:p text:style-name="P14"><text:span text:style-name="T10">CON:Prop0 Cog5 RESET – last status: 246 UNKNOWN ERROR</text:span> </text:p>
      <text:p text:style-name="P11"/>
      <text:p text:style-name="P1">Because word'fl' use input buffer. (refering word'(fl) inside StartKernel-1.f) </text:p>
      <text:p text:style-name="P1">In case of DevKernel, error don't happen at d137. </text:p>
      <text:p text:style-name="P1"/>
      <text:p text:style-name="P3">To avoid this error, memory should <text:span text:style-name="T16">be</text:span> allocated to data1 before loading forth codes.</text:p>
      <text:p text:style-name="P3">This is performed by manual.</text:p>
      <text:p text:style-name="P3">Procedure; <text:span text:style-name="T11">variable </text:span><text:span text:style-name="T12">data1 here W@ d1</text:span><text:span text:style-name="T13">46</text:span><text:span text:style-name="T12"> + here W!</text:span></text:p>
      <text:p text:style-name="P5">[here] is top address for free space.</text:p>
      <text:p text:style-name="P5">(1) Allocating <text:s/>4byte to data1 <text:span text:style-name="T16">(because it is variable)</text:span></text:p>
      <text:p text:style-name="P5">(2) Loading <text:span text:style-name="T16">[</text:span>here<text:span text:style-name="T16">]</text:span> on stack</text:p>
      <text:p text:style-name="P5">(3) Add d1<text:span text:style-name="T17">46(150-4=146)</text:span> to <text:span text:style-name="T16">[here]address</text:span></text:p>
      <text:p text:style-name="P5">(4) <text:span text:style-name="T16">Save value to here</text:span></text:p>
      <text:p text:style-name="P6"/>
      <text:p text:style-name="P8">3. Miss-alignment</text:p>
      <text:p text:style-name="P22">Case of getting <text:span text:style-name="T18">data</text:span></text:p>
      <text:p text:style-name="P15">Copy/paste statements after reboot on DevKernel</text:p>
      <text:p text:style-name="P15"/>
      <text:p text:style-name="P12">wvariable t </text:p>
      <text:p text:style-name="P12">wvariable Font -2 allot </text:p>
      <text:p text:style-name="P12">h10 c, h20 c, h30 c, h40 c, h50 c, h60 c, h70 c, h80 c, </text:p>
      <text:p text:style-name="P12"/>
      <text:p text:style-name="P12">: test1 Font C@ . ; </text:p>
      <text:p text:style-name="P12">: test2 Font W@ . ; </text:p>
      <text:p text:style-name="P12"><text:soft-page-break/>: test3 Font L@ . ; </text:p>
      <text:p text:style-name="P1">'test1' and 'test2' have no problem. <text:span text:style-name="T14">Result is h40302010.</text:span></text:p>
      <text:p text:style-name="P4"><text:span text:style-name="T9">R</text:span>esult of test3 <text:span text:style-name="T9">might be</text:span> h2010<text:span text:style-name="T14">004F.</text:span></text:p>
      <text:p text:style-name="P16">Font 4 dump</text:p>
      <text:p text:style-name="P15"/>
      <text:p text:style-name="P15">44CE 0004:</text:p>
      <text:p text:style-name="P15">44CE: 10 20 30 40 50 60 70 80 C&amp; 44 85 74 65 73 74 31 <text:s/>. O@P'p..D.test1</text:p>
      <text:p text:style-name="P20"><text:s/><text:span text:style-name="T15">[Font L@] get address[44CC].</text:span></text:p>
      <text:p text:style-name="P19">Alignment of 'wvariable' and 'variable' is different. </text:p>
      <text:p text:style-name="P1"><text:span text:style-name="T9">If needing 'Font L@', </text:span><text:s/>code <text:span text:style-name="T9">be should</text:span> 'variable Font -4 allot'. </text:p>
      <text:p text:style-name="P1"/>
      <text:p text:style-name="P23">Case of storing data</text:p>
      <text:p text:style-name="P35">Copy/paste statements after reboot on DevKernel</text:p>
      <text:p text:style-name="P28">here W@ .</text:p>
      <text:p text:style-name="P28">17596 Prop0 Cog6 ok <text:s/>← Top address of free area after rebooting</text:p>
      <text:p text:style-name="P28">hex</text:p>
      <text:p text:style-name="P28">Prop0 Cog6 ok</text:p>
      <text:p text:style-name="P1"/>
      <text:p text:style-name="P25">Next, Loading code below;</text:p>
      <text:p text:style-name="P29">fl</text:p>
      <text:p text:style-name="P29"><text:s/></text:p>
      <text:p text:style-name="P29">0 c, 0 c,</text:p>
      <text:p text:style-name="P29">wvariable che d1<text:span text:style-name="T22">8</text:span> allot <text:s/><text:span text:style-name="T22">\ 20byte</text:span></text:p>
      <text:p text:style-name="P29">: clear</text:p>
      <text:p text:style-name="P29">che</text:p>
      <text:p text:style-name="P29">5 0 do</text:p>
      <text:p text:style-name="P29"><text:s text:c="5"/>dup i 4 * + h12345678 swap L!</text:p>
      <text:p text:style-name="P29">loop</text:p>
      <text:p text:style-name="P29">drop</text:p>
      <text:p text:style-name="P29">;</text:p>
      <text:p text:style-name="P30"><text:span text:style-name="T19"></text:span></text:p>
      <text:p text:style-name="P1"/>
      <text:p text:style-name="P25">Checking memory;</text:p>
      <text:p text:style-name="P31">hex</text:p>
      <text:p text:style-name="P31">Prop0 Cog6 ok</text:p>
      <text:p text:style-name="P31">d17596 50 dump</text:p>
      <text:p text:style-name="P31"></text:p>
      <text:p text:style-name="P33">44BC 0050:</text:p>
      <text:p text:style-name="P33">44BC: 00 00 52 42 83 63 68 65 4F 00 <text:span text:style-name="T21">00</text:span> 00 00 00 00 00 <text:s text:c="2"/>..RB.cheO.......</text:p>
      <text:p text:style-name="P33">44CC: 00 00 00 00 00 00 00 00 00 00 00 00 C0 44 85 63 <text:s text:c="2"/>.............D.c</text:p>
      <text:p text:style-name="P33">44DC: 6C 65 61 72 C4 44 5D 00 05 00 C6 0C 79 00 C4 0E <text:s text:c="2"/>lear.D].....y...</text:p>
      <text:p text:style-name="P33">44EC: 60 1A 5D 00 04 00 CC 3C 66 0F 57 00 78 56 34 12 <text:s text:c="2"/>`.]....&lt;f.W.xV4.</text:p>
      <text:p text:style-name="P33">44FC: EA 0F 20 0E 80 00 E8 FF 26 00 61 00 00 00 00 00 <text:s text:c="2"/>.. .....&amp;.a.....</text:p>
      <text:p text:style-name="P33">Prop0 Cog6 ok</text:p>
      <text:p text:style-name="P33">che .</text:p>
      <text:p text:style-name="P33">44C6 Prop0 Cog6 ok</text:p>
      <text:p text:style-name="P26"><text:soft-page-break/>Executing word”clear”;</text:p>
      <text:p text:style-name="P31">clear</text:p>
      <text:p text:style-name="P31">Prop0 Cog6 ok</text:p>
      <text:p text:style-name="P31">clear</text:p>
      <text:p text:style-name="P31"></text:p>
      <text:p text:style-name="P31">CON:Prop0 Cog6 RESET - last status: 2 RETURN STACK OVERFLOW</text:p>
      <text:p text:style-name="P31"></text:p>
      <text:p text:style-name="P31">Prop0 Cog6 RESET - last status: 2 RETURN STACK OVERFLOW</text:p>
      <text:p text:style-name="P31">Prop0 Cog6 ok</text:p>
      <text:p text:style-name="P31">che .</text:p>
      <text:p text:style-name="P31"></text:p>
      <text:p text:style-name="P31">CON:Prop0 Cog6 RESET - last status: 2 RETURN STACK OVERFLOW</text:p>
      <text:p text:style-name="P31"></text:p>
      <text:p text:style-name="P31">Prop0 Cog6 RESET - last status: 2 RETURN STACK OVERFLOW</text:p>
      <text:p text:style-name="P31">Prop0 Cog6 ok</text:p>
      <text:p text:style-name="P1"/>
      <text:p text:style-name="P25">Checking memory;</text:p>
      <text:p text:style-name="P33">d17596 50 dump</text:p>
      <text:p text:style-name="P33"></text:p>
      <text:p text:style-name="P33">44BC 0050:</text:p>
      <text:p text:style-name="P33">44BC: 00 00 52 42 83 63 68 65 78 56 <text:span text:style-name="T21">34</text:span> 12 78 56 34 12 <text:s text:c="2"/>..RB.chexV4.xV4.</text:p>
      <text:p text:style-name="P33">44CC: 78 56 34 12 78 56 34 12 78 56 34 12 C0 44 85 63 <text:s text:c="2"/>xV4.xV4.xV4..D.c</text:p>
      <text:p text:style-name="P33">44DC: 6C 65 61 72 C4 44 5D 00 05 00 C6 0C 79 00 C4 0E <text:s text:c="2"/>lear.D].....y...</text:p>
      <text:p text:style-name="P33">44EC: 60 1A 5D 00 04 00 CC 3C 66 0F 57 00 78 56 34 12 <text:s text:c="2"/>`.]....&lt;f.W.xV4.</text:p>
      <text:p text:style-name="P33">44FC: EA 0F 20 0E 80 00 E8 FF 26 00 61 00 00 00 00 00 <text:s text:c="2"/>.. .....&amp;.a.....</text:p>
      <text:p text:style-name="P33">Prop0 Cog6 ok</text:p>
      <text:p text:style-name="P25"/>
      <text:p text:style-name="P27">Because of miss-alignment, data is writing <text:span text:style-name="T22">in </text:span>incorrect area.</text:p>
      <text:p text:style-name="P27">So, error occuur.</text:p>
      <text:p text:style-name="P27"/>
      <text:p text:style-name="P27">Code should be below;</text:p>
      <text:p text:style-name="P29">fl</text:p>
      <text:p text:style-name="P29"><text:s/></text:p>
      <text:p text:style-name="P29">0 c, 0 c,</text:p>
      <text:p text:style-name="P29"><text:span text:style-name="T21">variable</text:span> che d16 allot <text:s/><text:span text:style-name="T22">\ 20byte</text:span></text:p>
      <text:p text:style-name="P29">: clear</text:p>
      <text:p text:style-name="P29">che</text:p>
      <text:p text:style-name="P29">5 0 do</text:p>
      <text:p text:style-name="P29"><text:s text:c="5"/>dup i 4 * + h12345678 swap L!</text:p>
      <text:p text:style-name="P29">loop</text:p>
      <text:p text:style-name="P29">drop</text:p>
      <text:p text:style-name="P29">;</text:p>
      <text:p text:style-name="P34"><text:span text:style-name="T19"></text:span></text:p>
      <text:p text:style-name="P27"/>
      <text:p text:style-name="P27"/>
      <text:p text:style-name="P27"/>
      <text:p text:style-name="P1"><text:soft-page-break/><text:span text:style-name="T1">4. Changing dictionary by mistake</text:span> </text:p>
      <text:p text:style-name="P12">variable array 6 allot </text:p>
      <text:p text:style-name="P12">: test1 d10 0 do i . loop ; </text:p>
      <text:p text:style-name="P12">: test2 array d14 0 do dup 0 swap C! 1+ loop drop ; </text:p>
      <text:p text:style-name="P1"><text:s/></text:p>
      <text:p text:style-name="P1">After executed 'test2', any word can't execute. </text:p>
      <text:p text:style-name="P1">Because lfa of 'test1' is deleted by 'test2'. </text:p>
      <text:p text:style-name="P1"><text:span text:style-name="T2">5</text:span><text:span text:style-name="T1">. </text:span><text:span text:style-name="T2">Prompt”Cog6 ok” </text:span><text:span text:style-name="T3">don't be displayed when copy/paste statements.</text:span></text:p>
      <text:p text:style-name="P1"/>
      <text:p text:style-name="P2">When copy/paste whole forth statements from editor to TeraTerm, sometimes prompt still display “Cog5 ok”.</text:p>
      <text:p text:style-name="P2">Prompt”Cog6 ok” return back by hitting return-key.</text:p>
      <text:p text:style-name="P2">This is bug in “fl”.</text:p>
      <text:p text:style-name="P2">To avoid, last line be must empty line.</text:p>
      <text:p text:style-name="P2"/>
      <text:p text:style-name="P13"><text:span text:style-name="T7">fl</text:span> </text:p>
      <text:p text:style-name="P13">…</text:p>
      <text:p text:style-name="P13">…</text:p>
      <text:p text:style-name="P18"><text:s text:c="6"/><text:span text:style-name="T7">← Last line must not include any character (space or tab, oth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5T22:41:50</meta:creation-date>
    <dc:creator>kaz </dc:creator>
    <dc:date>2016-02-06T14:34:17.264253853</dc:date>
    <meta:editing-cycles>38</meta:editing-cycles>
    <meta:editing-duration>PT1H38M46S</meta:editing-duration>
    <meta:document-statistic meta:table-count="0" meta:image-count="0" meta:object-count="0" meta:page-count="4" meta:paragraph-count="134" meta:word-count="769" meta:character-count="3994" meta:non-whitespace-character-count="3166"/>
    <meta:user-defined meta:name="情報 1"/>
    <meta:user-defined meta:name="情報 2"/>
    <meta:user-defined meta:name="情報 3"/>
    <meta:user-defined meta:name="情報 4"/>
  </office:meta>
</office:document-meta>
</file>